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mo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x_x</text:p>
          </table:table-cell>
          <table:table-cell office:value-type="string" calcext:value-type="string">
            <text:p>max_y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aspect_x</text:p>
          </table:table-cell>
          <table:table-cell office:value-type="string" calcext:value-type="string">
            <text:p>aspect_y</text:p>
          </table:table-cell>
          <table:table-cell office:value-type="string" calcext:value-type="string">
            <text:p>scaleX</text:p>
          </table:table-cell>
          <table:table-cell office:value-type="string" calcext:value-type="string">
            <text:p>scaleY</text:p>
          </table:table-cell>
          <table:table-cell office:value-type="string" calcext:value-type="string">
            <text:p>scaledow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0x00011000</text:p>
          </table:table-cell>
          <table:table-cell office:value-type="string" calcext:value-type="string">
            <text:p>Lo-Res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[.C2]*1.125" office:value-type="float" office:value="360" calcext:value-type="float">
            <text:p>360</text:p>
          </table:table-cell>
          <table:table-cell table:formula="of:=[.D2]*1.2" office:value-type="float" office:value="240" calcext:value-type="float">
            <text:p>24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2]/320)" office:value-type="float" office:value="1" calcext:value-type="float">
            <text:p>1</text:p>
          </table:table-cell>
          <table:table-cell table:formula="of:=INT([.D2]/200)" office:value-type="float" office:value="1" calcext:value-type="float">
            <text:p>1</text:p>
          </table:table-cell>
          <table:table-cell table:formula="of:=INT(4/(MIN([.J2:.K2])))" office:value-type="float" office:value="4" calcext:value-type="float">
            <text:p>4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2]; &quot;,&quot;&quot;&quot;; [.B2]; &quot;&quot;&quot;,&quot;; [.C2]; &quot;,&quot;; [.D2]; &quot;,&quot;; [.E2]; &quot;,&quot;; [.F2]; &quot;,&quot;; [.G2]; &quot;,&quot;; [.H2]; &quot;,&quot;; [.I2]; &quot;,&quot;; [.J2]; &quot;,&quot;; [.K2]; &quot;,&quot;; [.L2]; &quot;,&quot;&quot;&quot;; [.M2]; &quot;&quot;&quot;,&quot;&quot;&quot;; [.N2]; &quot;&quot;&quot;),&quot;)" office:value-type="string" office:string-value="ScreenMode(0x00011000,&quot;Lo-Res&quot;,320,200,360,240,0.909090909090909,1,1,1,1,4,&quot;NTSC&quot;,&quot;Amiga&quot;)," calcext:value-type="string">
            <text:p>ScreenMode(0x00011000,"Lo-Res",320,200,360,240,0.909090909090909,1,1,1,1,4,"NTSC","Amiga"),</text:p>
          </table:table-cell>
        </table:table-row>
        <table:table-row table:style-name="ro1">
          <table:table-cell office:value-type="string" calcext:value-type="string">
            <text:p>0x00019000</text:p>
          </table:table-cell>
          <table:table-cell office:value-type="string" calcext:value-type="string">
            <text:p>Med-Res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formula="of:=[.C3]*1.125" office:value-type="float" office:value="720" calcext:value-type="float">
            <text:p>720</text:p>
          </table:table-cell>
          <table:table-cell table:formula="of:=[.D3]*1.2" office:value-type="float" office:value="240" calcext:value-type="float">
            <text:p>240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([.C3]/320)" office:value-type="float" office:value="2" calcext:value-type="float">
            <text:p>2</text:p>
          </table:table-cell>
          <table:table-cell table:formula="of:=INT([.D3]/200)" office:value-type="float" office:value="1" calcext:value-type="float">
            <text:p>1</text:p>
          </table:table-cell>
          <table:table-cell table:formula="of:=INT(4/(MIN([.J3:.K3])))" office:value-type="float" office:value="4" calcext:value-type="float">
            <text:p>4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3]; &quot;,&quot;&quot;&quot;; [.B3]; &quot;&quot;&quot;,&quot;; [.C3]; &quot;,&quot;; [.D3]; &quot;,&quot;; [.E3]; &quot;,&quot;; [.F3]; &quot;,&quot;; [.G3]; &quot;,&quot;; [.H3]; &quot;,&quot;; [.I3]; &quot;,&quot;; [.J3]; &quot;,&quot;; [.K3]; &quot;,&quot;; [.L3]; &quot;,&quot;&quot;&quot;; [.M3]; &quot;&quot;&quot;,&quot;&quot;&quot;; [.N3]; &quot;&quot;&quot;),&quot;)" office:value-type="string" office:string-value="ScreenMode(0x00019000,&quot;Med-Res&quot;,640,200,720,240,0.454545454545455,2,1,2,1,4,&quot;NTSC&quot;,&quot;Amiga&quot;)," calcext:value-type="string">
            <text:p>ScreenMode(0x00019000,"Med-Res",640,200,720,240,0.454545454545455,2,1,2,1,4,"NTSC","Amiga"),</text:p>
          </table:table-cell>
        </table:table-row>
        <table:table-row table:style-name="ro1">
          <table:table-cell office:value-type="string" calcext:value-type="string">
            <text:p>0x00011004</text:p>
          </table:table-cell>
          <table:table-cell office:value-type="string" calcext:value-type="string">
            <text:p>Interlace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[.C4]*1.125" office:value-type="float" office:value="360" calcext:value-type="float">
            <text:p>360</text:p>
          </table:table-cell>
          <table:table-cell table:formula="of:=[.D4]*1.2" office:value-type="float" office:value="480" calcext:value-type="float">
            <text:p>480</text:p>
          </table:table-cell>
          <table:table-cell table:formula="of:=10/11*2" office:value-type="float" office:value="1.81818181818182" calcext:value-type="float">
            <text:p>1.81818181818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([.C4]/320)" office:value-type="float" office:value="1" calcext:value-type="float">
            <text:p>1</text:p>
          </table:table-cell>
          <table:table-cell table:formula="of:=INT([.D4]/200)" office:value-type="float" office:value="2" calcext:value-type="float">
            <text:p>2</text:p>
          </table:table-cell>
          <table:table-cell table:formula="of:=INT(4/(MIN([.J4:.K4])))" office:value-type="float" office:value="4" calcext:value-type="float">
            <text:p>4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4]; &quot;,&quot;&quot;&quot;; [.B4]; &quot;&quot;&quot;,&quot;; [.C4]; &quot;,&quot;; [.D4]; &quot;,&quot;; [.E4]; &quot;,&quot;; [.F4]; &quot;,&quot;; [.G4]; &quot;,&quot;; [.H4]; &quot;,&quot;; [.I4]; &quot;,&quot;; [.J4]; &quot;,&quot;; [.K4]; &quot;,&quot;; [.L4]; &quot;,&quot;&quot;&quot;; [.M4]; &quot;&quot;&quot;,&quot;&quot;&quot;; [.N4]; &quot;&quot;&quot;),&quot;)" office:value-type="string" office:string-value="ScreenMode(0x00011004,&quot;Interlace&quot;,320,400,360,480,1.81818181818182,1,2,1,2,4,&quot;NTSC&quot;,&quot;Amiga&quot;)," calcext:value-type="string">
            <text:p>ScreenMode(0x00011004,"Interlace",320,400,360,480,1.81818181818182,1,2,1,2,4,"NTSC","Amiga"),</text:p>
          </table:table-cell>
        </table:table-row>
        <table:table-row table:style-name="ro1">
          <table:table-cell office:value-type="string" calcext:value-type="string">
            <text:p>0x00019004</text:p>
          </table:table-cell>
          <table:table-cell office:value-type="string" calcext:value-type="string">
            <text:p>Hi-Res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formula="of:=[.C5]*1.125" office:value-type="float" office:value="720" calcext:value-type="float">
            <text:p>720</text:p>
          </table:table-cell>
          <table:table-cell table:formula="of:=[.D5]*1.2" office:value-type="float" office:value="480" calcext:value-type="float">
            <text:p>48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5]/320)" office:value-type="float" office:value="2" calcext:value-type="float">
            <text:p>2</text:p>
          </table:table-cell>
          <table:table-cell table:formula="of:=INT([.D5]/200)" office:value-type="float" office:value="2" calcext:value-type="float">
            <text:p>2</text:p>
          </table:table-cell>
          <table:table-cell table:formula="of:=INT(4/(MIN([.J5:.K5])))" office:value-type="float" office:value="2" calcext:value-type="float">
            <text:p>2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5]; &quot;,&quot;&quot;&quot;; [.B5]; &quot;&quot;&quot;,&quot;; [.C5]; &quot;,&quot;; [.D5]; &quot;,&quot;; [.E5]; &quot;,&quot;; [.F5]; &quot;,&quot;; [.G5]; &quot;,&quot;; [.H5]; &quot;,&quot;; [.I5]; &quot;,&quot;; [.J5]; &quot;,&quot;; [.K5]; &quot;,&quot;; [.L5]; &quot;,&quot;&quot;&quot;; [.M5]; &quot;&quot;&quot;,&quot;&quot;&quot;; [.N5]; &quot;&quot;&quot;),&quot;)" office:value-type="string" office:string-value="ScreenMode(0x00019004,&quot;Hi-Res&quot;,640,400,720,480,0.909090909090909,1,1,2,2,2,&quot;NTSC&quot;,&quot;Amiga&quot;)," calcext:value-type="string">
            <text:p>ScreenMode(0x00019004,"Hi-Res",640,400,720,480,0.909090909090909,1,1,2,2,2,"NTSC","Amiga"),</text:p>
          </table:table-cell>
        </table:table-row>
        <table:table-row table:style-name="ro1">
          <table:table-cell office:value-type="string" calcext:value-type="string">
            <text:p>0x00021000</text:p>
          </table:table-cell>
          <table:table-cell office:value-type="string" calcext:value-type="string">
            <text:p>Lo-Re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formula="of:=[.C6]*1.125" office:value-type="float" office:value="360" calcext:value-type="float">
            <text:p>360</text:p>
          </table:table-cell>
          <table:table-cell table:formula="of:=[.D6]*1.125" office:value-type="float" office:value="288" calcext:value-type="float">
            <text:p>288</text:p>
          </table:table-cell>
          <table:table-cell table:formula="of:=59/54" office:value-type="float" office:value="1.09259259259259" calcext:value-type="float">
            <text:p>1.092592592592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6]/320)" office:value-type="float" office:value="1" calcext:value-type="float">
            <text:p>1</text:p>
          </table:table-cell>
          <table:table-cell table:formula="of:=INT([.D6]/200)" office:value-type="float" office:value="1" calcext:value-type="float">
            <text:p>1</text:p>
          </table:table-cell>
          <table:table-cell table:formula="of:=INT(4/(MIN([.J6:.K6])))" office:value-type="float" office:value="4" calcext:value-type="float">
            <text:p>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6]; &quot;,&quot;&quot;&quot;; [.B6]; &quot;&quot;&quot;,&quot;; [.C6]; &quot;,&quot;; [.D6]; &quot;,&quot;; [.E6]; &quot;,&quot;; [.F6]; &quot;,&quot;; [.G6]; &quot;,&quot;; [.H6]; &quot;,&quot;; [.I6]; &quot;,&quot;; [.J6]; &quot;,&quot;; [.K6]; &quot;,&quot;; [.L6]; &quot;,&quot;&quot;&quot;; [.M6]; &quot;&quot;&quot;,&quot;&quot;&quot;; [.N6]; &quot;&quot;&quot;),&quot;)" office:value-type="string" office:string-value="ScreenMode(0x00021000,&quot;Lo-Res&quot;,320,256,360,288,1.09259259259259,1,1,1,1,4,&quot;PAL&quot;,&quot;Amiga&quot;)," calcext:value-type="string">
            <text:p>ScreenMode(0x00021000,"Lo-Res",320,256,360,288,1.09259259259259,1,1,1,1,4,"PAL","Amiga"),</text:p>
          </table:table-cell>
        </table:table-row>
        <table:table-row table:style-name="ro1">
          <table:table-cell office:value-type="string" calcext:value-type="string">
            <text:p>0x00029000</text:p>
          </table:table-cell>
          <table:table-cell office:value-type="string" calcext:value-type="string">
            <text:p>Med-Res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table:formula="of:=[.C7]*1.125" office:value-type="float" office:value="720" calcext:value-type="float">
            <text:p>720</text:p>
          </table:table-cell>
          <table:table-cell table:formula="of:=[.D7]*1.125" office:value-type="float" office:value="288" calcext:value-type="float">
            <text:p>288</text:p>
          </table:table-cell>
          <table:table-cell table:formula="of:=59/54/2" office:value-type="float" office:value="0.546296296296296" calcext:value-type="float">
            <text:p>0.546296296296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([.C7]/320)" office:value-type="float" office:value="2" calcext:value-type="float">
            <text:p>2</text:p>
          </table:table-cell>
          <table:table-cell table:formula="of:=INT([.D7]/200)" office:value-type="float" office:value="1" calcext:value-type="float">
            <text:p>1</text:p>
          </table:table-cell>
          <table:table-cell table:formula="of:=INT(4/(MIN([.J7:.K7])))" office:value-type="float" office:value="4" calcext:value-type="float">
            <text:p>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7]; &quot;,&quot;&quot;&quot;; [.B7]; &quot;&quot;&quot;,&quot;; [.C7]; &quot;,&quot;; [.D7]; &quot;,&quot;; [.E7]; &quot;,&quot;; [.F7]; &quot;,&quot;; [.G7]; &quot;,&quot;; [.H7]; &quot;,&quot;; [.I7]; &quot;,&quot;; [.J7]; &quot;,&quot;; [.K7]; &quot;,&quot;; [.L7]; &quot;,&quot;&quot;&quot;; [.M7]; &quot;&quot;&quot;,&quot;&quot;&quot;; [.N7]; &quot;&quot;&quot;),&quot;)" office:value-type="string" office:string-value="ScreenMode(0x00029000,&quot;Med-Res&quot;,640,256,720,288,0.546296296296296,2,1,2,1,4,&quot;PAL&quot;,&quot;Amiga&quot;)," calcext:value-type="string">
            <text:p>ScreenMode(0x00029000,"Med-Res",640,256,720,288,0.546296296296296,2,1,2,1,4,"PAL","Amiga"),</text:p>
          </table:table-cell>
        </table:table-row>
        <table:table-row table:style-name="ro1">
          <table:table-cell office:value-type="string" calcext:value-type="string">
            <text:p>0x00021004</text:p>
          </table:table-cell>
          <table:table-cell office:value-type="string" calcext:value-type="string">
            <text:p>Interlace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[.C8]*1.125" office:value-type="float" office:value="360" calcext:value-type="float">
            <text:p>360</text:p>
          </table:table-cell>
          <table:table-cell table:formula="of:=[.D8]*1.125" office:value-type="float" office:value="576" calcext:value-type="float">
            <text:p>576</text:p>
          </table:table-cell>
          <table:table-cell table:formula="of:=59/54*2" office:value-type="float" office:value="2.18518518518519" calcext:value-type="float">
            <text:p>2.18518518518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([.C8]/320)" office:value-type="float" office:value="1" calcext:value-type="float">
            <text:p>1</text:p>
          </table:table-cell>
          <table:table-cell table:formula="of:=INT([.D8]/200)" office:value-type="float" office:value="2" calcext:value-type="float">
            <text:p>2</text:p>
          </table:table-cell>
          <table:table-cell table:formula="of:=INT(4/(MIN([.J8:.K8])))" office:value-type="float" office:value="4" calcext:value-type="float">
            <text:p>4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8]; &quot;,&quot;&quot;&quot;; [.B8]; &quot;&quot;&quot;,&quot;; [.C8]; &quot;,&quot;; [.D8]; &quot;,&quot;; [.E8]; &quot;,&quot;; [.F8]; &quot;,&quot;; [.G8]; &quot;,&quot;; [.H8]; &quot;,&quot;; [.I8]; &quot;,&quot;; [.J8]; &quot;,&quot;; [.K8]; &quot;,&quot;; [.L8]; &quot;,&quot;&quot;&quot;; [.M8]; &quot;&quot;&quot;,&quot;&quot;&quot;; [.N8]; &quot;&quot;&quot;),&quot;)" office:value-type="string" office:string-value="ScreenMode(0x00021004,&quot;Interlace&quot;,320,512,360,576,2.18518518518519,1,2,1,2,4,&quot;PAL&quot;,&quot;Amiga&quot;)," calcext:value-type="string">
            <text:p>ScreenMode(0x00021004,"Interlace",320,512,360,576,2.18518518518519,1,2,1,2,4,"PAL","Amiga"),</text:p>
          </table:table-cell>
        </table:table-row>
        <table:table-row table:style-name="ro1">
          <table:table-cell office:value-type="string" calcext:value-type="string">
            <text:p>0x00029004</text:p>
          </table:table-cell>
          <table:table-cell office:value-type="string" calcext:value-type="string">
            <text:p>Hi-Res</text:p>
          </table:table-cell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table:formula="of:=[.C9]*1.125" office:value-type="float" office:value="720" calcext:value-type="float">
            <text:p>720</text:p>
          </table:table-cell>
          <table:table-cell table:formula="of:=[.D9]*1.125" office:value-type="float" office:value="576" calcext:value-type="float">
            <text:p>576</text:p>
          </table:table-cell>
          <table:table-cell table:formula="of:=59/54" office:value-type="float" office:value="1.09259259259259" calcext:value-type="float">
            <text:p>1.092592592592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9]/320)" office:value-type="float" office:value="2" calcext:value-type="float">
            <text:p>2</text:p>
          </table:table-cell>
          <table:table-cell table:formula="of:=INT([.D9]/200)" office:value-type="float" office:value="2" calcext:value-type="float">
            <text:p>2</text:p>
          </table:table-cell>
          <table:table-cell table:formula="of:=INT(4/(MIN([.J9:.K9])))" office:value-type="float" office:value="2" calcext:value-type="float">
            <text:p>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miga</text:p>
          </table:table-cell>
          <table:table-cell table:formula="of:=COM.MICROSOFT.CONCAT(&quot;ScreenMode(&quot;; [.A9]; &quot;,&quot;&quot;&quot;; [.B9]; &quot;&quot;&quot;,&quot;; [.C9]; &quot;,&quot;; [.D9]; &quot;,&quot;; [.E9]; &quot;,&quot;; [.F9]; &quot;,&quot;; [.G9]; &quot;,&quot;; [.H9]; &quot;,&quot;; [.I9]; &quot;,&quot;; [.J9]; &quot;,&quot;; [.K9]; &quot;,&quot;; [.L9]; &quot;,&quot;&quot;&quot;; [.M9]; &quot;&quot;&quot;,&quot;&quot;&quot;; [.N9]; &quot;&quot;&quot;),&quot;)" office:value-type="string" office:string-value="ScreenMode(0x00029004,&quot;Hi-Res&quot;,640,512,720,576,1.09259259259259,1,1,2,2,2,&quot;PAL&quot;,&quot;Amiga&quot;)," calcext:value-type="string">
            <text:p>ScreenMode(0x00029004,"Hi-Res",640,512,720,576,1.09259259259259,1,1,2,2,2,"PAL","Amiga"),</text:p>
          </table:table-cell>
        </table:table-row>
        <table:table-row table:style-name="ro1">
          <table:table-cell office:value-type="string" calcext:value-type="string">
            <text:p>0x00031000</text:p>
          </table:table-cell>
          <table:table-cell office:value-type="string" calcext:value-type="string">
            <text:p>MCGA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formula="of:=[.C10]" office:value-type="float" office:value="320" calcext:value-type="float">
            <text:p>320</text:p>
          </table:table-cell>
          <table:table-cell table:formula="of:=[.D10]" office:value-type="float" office:value="200" calcext:value-type="float">
            <text:p>200</text:p>
          </table:table-cell>
          <table:table-cell table:formula="of:=10/11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[.C10]/320)" office:value-type="float" office:value="1" calcext:value-type="float">
            <text:p>1</text:p>
          </table:table-cell>
          <table:table-cell table:formula="of:=INT([.D10]/200)" office:value-type="float" office:value="1" calcext:value-type="float">
            <text:p>1</text:p>
          </table:table-cell>
          <table:table-cell table:formula="of:=INT(4/(MIN([.J10:.K10])))" office:value-type="float" office:value="4" calcext:value-type="float">
            <text:p>4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0]; &quot;,&quot;&quot;&quot;; [.B10]; &quot;&quot;&quot;,&quot;; [.C10]; &quot;,&quot;; [.D10]; &quot;,&quot;; [.E10]; &quot;,&quot;; [.F10]; &quot;,&quot;; [.G10]; &quot;,&quot;; [.H10]; &quot;,&quot;; [.I10]; &quot;,&quot;; [.J10]; &quot;,&quot;; [.K10]; &quot;,&quot;; [.L10]; &quot;,&quot;&quot;&quot;; [.M10]; &quot;&quot;&quot;,&quot;&quot;&quot;; [.N10]; &quot;&quot;&quot;),&quot;)" office:value-type="string" office:string-value="ScreenMode(0x00031000,&quot;MCGA&quot;,320,200,320,200,0.909090909090909,1,1,1,1,4,&quot;VGA&quot;,&quot;PC&quot;)," calcext:value-type="string">
            <text:p>ScreenMode(0x00031000,"MCGA",320,200,320,200,0.909090909090909,1,1,1,1,4,"VGA","PC"),</text:p>
          </table:table-cell>
        </table:table-row>
        <table:table-row table:style-name="ro1">
          <table:table-cell office:value-type="string" calcext:value-type="string">
            <text:p>0x00039004</text:p>
          </table:table-cell>
          <table:table-cell office:value-type="string" calcext:value-type="string">
            <text:p>VGA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C11]" office:value-type="float" office:value="640" calcext:value-type="float">
            <text:p>640</text:p>
          </table:table-cell>
          <table:table-cell table:formula="of:=[.D11]" office:value-type="float" office:value="480" calcext:value-type="float">
            <text:p>48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([.C11]/320)" office:value-type="float" office:value="2" calcext:value-type="float">
            <text:p>2</text:p>
          </table:table-cell>
          <table:table-cell table:formula="of:=INT([.D11]/200)" office:value-type="float" office:value="2" calcext:value-type="float">
            <text:p>2</text:p>
          </table:table-cell>
          <table:table-cell table:formula="of:=INT(4/(MIN([.J11:.K11])))" office:value-type="float" office:value="2" calcext:value-type="float">
            <text:p>2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1]; &quot;,&quot;&quot;&quot;; [.B11]; &quot;&quot;&quot;,&quot;; [.C11]; &quot;,&quot;; [.D11]; &quot;,&quot;; [.E11]; &quot;,&quot;; [.F11]; &quot;,&quot;; [.G11]; &quot;,&quot;; [.H11]; &quot;,&quot;; [.I11]; &quot;,&quot;; [.J11]; &quot;,&quot;; [.K11]; &quot;,&quot;; [.L11]; &quot;,&quot;&quot;&quot;; [.M11]; &quot;&quot;&quot;,&quot;&quot;&quot;; [.N11]; &quot;&quot;&quot;),&quot;)" office:value-type="string" office:string-value="ScreenMode(0x00039004,&quot;VGA&quot;,640,480,640,480,1,1,1,2,2,2,&quot;VGA&quot;,&quot;PC&quot;)," calcext:value-type="string">
            <text:p>ScreenMode(0x00039004,"VGA",640,480,640,480,1,1,1,2,2,2,"VGA","PC"),</text:p>
          </table:table-cell>
        </table:table-row>
        <table:table-row table:style-name="ro1">
          <table:table-cell office:value-type="string" calcext:value-type="string">
            <text:p>0x00039005</text:p>
          </table:table-cell>
          <table:table-cell office:value-type="string" calcext:value-type="string">
            <text:p>SVGA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C12]" office:value-type="float" office:value="800" calcext:value-type="float">
            <text:p>800</text:p>
          </table:table-cell>
          <table:table-cell table:formula="of:=[.D12]"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([.C12]/32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T(4/(MIN([.J12:.K12])))" office:value-type="float" office:value="2" calcext:value-type="float">
            <text:p>2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2]; &quot;,&quot;&quot;&quot;; [.B12]; &quot;&quot;&quot;,&quot;; [.C12]; &quot;,&quot;; [.D12]; &quot;,&quot;; [.E12]; &quot;,&quot;; [.F12]; &quot;,&quot;; [.G12]; &quot;,&quot;; [.H12]; &quot;,&quot;; [.I12]; &quot;,&quot;; [.J12]; &quot;,&quot;; [.K12]; &quot;,&quot;; [.L12]; &quot;,&quot;&quot;&quot;; [.M12]; &quot;&quot;&quot;,&quot;&quot;&quot;; [.N12]; &quot;&quot;&quot;),&quot;)" office:value-type="string" office:string-value="ScreenMode(0x00039005,&quot;SVGA&quot;,800,600,800,600,1,1,1,2,2,2,&quot;VGA&quot;,&quot;PC&quot;)," calcext:value-type="string">
            <text:p>ScreenMode(0x00039005,"SVGA",800,600,800,600,1,1,1,2,2,2,"VGA","PC"),</text:p>
          </table:table-cell>
        </table:table-row>
        <table:table-row table:style-name="ro1">
          <table:table-cell office:value-type="string" calcext:value-type="string">
            <text:p>0x00039006</text:p>
          </table:table-cell>
          <table:table-cell office:value-type="string" calcext:value-type="string">
            <text:p>XGA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C13]" office:value-type="float" office:value="1024" calcext:value-type="float">
            <text:p>1024</text:p>
          </table:table-cell>
          <table:table-cell table:formula="of:=[.D13]" office:value-type="float" office:value="768" calcext:value-type="float">
            <text:p>7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NT(4/(MIN([.J13:.K13])))"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PC</text:p>
          </table:table-cell>
          <table:table-cell table:formula="of:=COM.MICROSOFT.CONCAT(&quot;ScreenMode(&quot;; [.A13]; &quot;,&quot;&quot;&quot;; [.B13]; &quot;&quot;&quot;,&quot;; [.C13]; &quot;,&quot;; [.D13]; &quot;,&quot;; [.E13]; &quot;,&quot;; [.F13]; &quot;,&quot;; [.G13]; &quot;,&quot;; [.H13]; &quot;,&quot;; [.I13]; &quot;,&quot;; [.J13]; &quot;,&quot;; [.K13]; &quot;,&quot;; [.L13]; &quot;,&quot;&quot;&quot;; [.M13]; &quot;&quot;&quot;,&quot;&quot;&quot;; [.N13]; &quot;&quot;&quot;),&quot;)" office:value-type="string" office:string-value="ScreenMode(0x00039006,&quot;XGA&quot;,1024,768,1024,768,1,1,1,4,4,1,&quot;VGA&quot;,&quot;PC&quot;)," calcext:value-type="string">
            <text:p>ScreenMode(0x00039006,"XGA",1024,768,1024,768,1,1,1,4,4,1,"VGA","PC"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47:59.877146024</meta:creation-date>
    <dc:date>2023-12-18T22:24:45.066618941</dc:date>
    <meta:editing-duration>PT3H12M7S</meta:editing-duration>
    <meta:editing-cycles>7</meta:editing-cycles>
    <meta:generator>LibreOffice/7.5.9.2$Linux_X86_64 LibreOffice_project/50$Build-2</meta:generator>
    <meta:document-statistic meta:table-count="1" meta:cell-count="194" meta:object-count="0"/>
  </office:meta>
</office:document-meta>
</file>